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40616316DD.png"/>
  <manifest:file-entry manifest:media-type="image/png" manifest:full-path="Pictures/1000000000000140000001E019B1E73C.png"/>
  <manifest:file-entry manifest:media-type="image/png" manifest:full-path="Pictures/10000000000001E000000140622E74E1.png"/>
  <manifest:file-entry manifest:media-type="image/png" manifest:full-path="Pictures/1000000000000140000001E000FED9C5.png"/>
  <manifest:file-entry manifest:media-type="image/png" manifest:full-path="Pictures/1000000000000140000001E0FE20425D.png"/>
  <manifest:file-entry manifest:media-type="image/png" manifest:full-path="Pictures/1000000000000140000001E070F9F731.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7929ADFD.png"/>
  <manifest:file-entry manifest:media-type="image/png" manifest:full-path="Pictures/10000000000001E000000140F96F3092.png"/>
  <manifest:file-entry manifest:media-type="image/png" manifest:full-path="Pictures/1000000000000140000001E0B04F9D6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r12" style:family="presentation" style:parent-style-name="Default-outline1">
      <style:graphic-properties fo:min-height="17.145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text:span text:style-name="T3">&lt;?xml version="1.0" encoding="utf-8"?&gt;</text:span></text:p>
            <text:p><text:span text:style-name="T3">&lt;menu xmlns:android="http://schemas.android.com/apk/res/android"&gt;</text:span></text:p>
            <text:p><text:span text:style-name="T3">&lt;item android:id=""</text:span></text:p>
            <text:p><text:span text:style-name="T3">android:title=""</text:span></text:p>
            <text:p><text:span text:style-name="T3">android:orderInCategory=""</text:span></text:p>
            <text:p><text:span text:style-name="T3">android:icon="" /&gt;</text:span></text:p>
            <text:p><text:span text:style-name="T3">&lt;group android:id=""</text:span></text:p>
            <text:p><text:span text:style-name="T3">android:menuCategory=""</text:span></text:p>
            <text:p><text:span text:style-name="T3">android:visible=""&gt;</text:span></text:p>
            <text:p><text:span text:style-name="T3">&lt;item android:id=""</text:span></text:p>
            <text:p><text:span text:style-name="T3">android:orderInCategory=""</text:span></text:p>
            <text:p><text:span text:style-name="T3">android:title="" /&gt;</text:span></text:p>
            <text:p><text:span text:style-name="T3">&lt;/group&gt;</text:span></text:p>
            <text:p><text:span text:style-name="T3">&lt;item android:id=""</text:span></text:p>
            <text:p><text:span text:style-name="T3">android:orderInCategory=""</text:span></text:p>
            <text:p><text:span text:style-name="T3">android:title=""&gt;</text:span></text:p>
            <text:p><text:span text:style-name="T3">&lt;menu&gt;</text:span><text:span text:style-name="T3"><text:tab/></text:span><text:span text:style-name="T3"><text:tab/></text:span><text:span text:style-name="T3"><text:tab/></text:span><text:span text:style-name="T3"><text:tab/></text:span></text:p>
            <text:p><text:span text:style-name="T3">&lt;item android:id=""</text:span></text:p>
            <text:p><text:span text:style-name="T3">android:title=""</text:span></text:p>
            <text:p><text:span text:style-name="T3">android:visible=""</text:span></text:p>
            <text:p><text:span text:style-name="T3">android:alphabeticShortcut=""/&gt;</text:span></text:p>
            <text:p><text:span text:style-name="T3">&lt;/menu&gt;</text:span></text:p>
            <text:p><text:span text:style-name="T3">&lt;/item&gt;</text:span></text:p>
            <text:p><text:span text:style-name="T3">&lt;/menu&gt;</text:span></text:p>
            <text:p><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473cm" svg:x="1.471cm" svg:y="0cm" presentation:class="title" presentation:user-transformed="true">
          <draw:text-box>
            <text:p text:style-name="P1"><text:span text:style-name="T1">The progress bar is not updating, how to make it work?</text:span></text:p>
          </draw:text-box>
        </draw:frame>
        <draw:frame presentation:style-name="pr12" draw:layer="layout" svg:width="25.199cm" svg:height="17.145cm" svg:x="1.4cm" svg:y="3.175cm" presentation:class="outline" presentation:user-transformed="true">
          <draw:text-box>
            <text:list text:style-name="L2">
              <text:list-item>
                <text:p>Android main UI thread, this is your only resource to deal with UI changes. Your code needs some sort of coordination with the UI thread and let the UI thread do the job for you, and you cannot just use your own thread to do UI modifications. Android doesn't allow you to do so.</text:p>
              </text:list-item>
              <text:list-item>
                <text:p>UI modifications means adding new widgets to the activity, modify existing widgets, remove widgets from an activity.</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0.046cm" svg:x="1.27cm" svg:y="0cm" presentation:class="outline" presentation:user-transformed="true">
          <draw:text-box>
            <text:list text:style-name="L2">
              <text:list-item>
                <text:p>Handlers – handler does its job on the main UI thread, so you can communicate with handler to do all UI work on behalf of you. Using handler you offload work to child threads and remain responsiveness of the main acitivity.</text:p>
              </text:list-item>
              <text:list-item>
                <text:p>What we need to do is create an Handler instance per activity class and communicate with it in either of the following two ways:</text:p>
                <text:list>
                  <text:list-item>
                    <text:list>
                      <text:list-item>
                        <text:p>Messaging – by sending messages to a queue</text:p>
                      </text:list-item>
                      <text:list-item>
                        <text:p>Runnable – write an runnable class and pass it to the handler object</text:p>
                      </text:list-item>
                    </text:list>
                  </text:list-item>
                </text:list>
              </text:list-item>
              <text:list-item>
                <text:p><text:span text:style-name="T7">Messages – in order to handle messages, you will have to implement handleMessage() method inside your handler class. Any UI related operations should come here. Try to minimize UI work, as handleMessage() is running, other threads are blocke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 text:style-name="P1"><text:span text:style-name="T1">Messages continued</text:span></text:p>
          </draw:text-box>
        </draw:frame>
        <draw:frame presentation:style-name="pr2" draw:layer="layout" svg:width="25.199cm" svg:height="18.415cm" svg:x="1.4cm" svg:y="1.905cm" presentation:class="outline" presentation:placeholder="true" presentation:user-transformed="true">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08H04M17S</meta:editing-duration>
    <meta:editing-cycles>47</meta:editing-cycles>
    <meta:generator>OpenOffice.org/3.2$Win32 OpenOffice.org_project/320m18$Build-9502</meta:generator>
    <dc:date>2011-01-31T16:39:13</dc:date>
    <meta:document-statistic meta:object-count="90"/>
  </office:meta>
</office:document-meta>
</file>